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6.6cm" svg:y1="6.1cm" svg:x2="20.3cm" svg:y2="6.1cm">
          <text:p/>
        </draw:line>
        <draw:line draw:style-name="gr1" draw:text-style-name="P1" draw:layer="layout" svg:x1="7.4cm" svg:y1="4.1cm" svg:x2="12.1cm" svg:y2="5.5cm">
          <text:p/>
        </draw:line>
        <draw:line draw:style-name="gr1" draw:text-style-name="P1" draw:layer="layout" svg:x1="7.6cm" svg:y1="9cm" svg:x2="12.05cm" svg:y2="7.45cm">
          <text:p/>
        </draw:line>
        <draw:frame draw:style-name="gr2" draw:text-style-name="P2" draw:layer="layout" svg:width="4.1cm" svg:height="1.521cm" svg:x="20.4cm" svg:y="5.6cm">
          <draw:text-box>
            <text:p>C = A*B</text:p>
          </draw:text-box>
        </draw:frame>
        <draw:frame draw:style-name="gr3" draw:text-style-name="P2" draw:layer="layout" svg:width="2.1cm" svg:height="1.2cm" svg:x="6.3cm" svg:y="3.5cm">
          <draw:text-box>
            <text:p><text:s/>A</text:p>
          </draw:text-box>
        </draw:frame>
        <draw:frame draw:style-name="gr2" draw:text-style-name="P2" draw:layer="layout" svg:width="4.1cm" svg:height="1.521cm" svg:x="6.6cm" svg:y="8.5cm">
          <draw:text-box>
            <text:p>B</text:p>
          </draw:text-box>
        </draw:frame>
        <draw:custom-shape draw:style-name="gr4" draw:text-style-name="P4" draw:layer="layout" svg:width="4.7cm" svg:height="4.5cm" svg:x="11.8cm" svg:y="4cm">
          <text:p text:style-name="P3"><text:span text:style-name="T1">tf.math.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6cm" svg:height="1.256cm" svg:x="11.7cm" svg:y="5.1cm">
          <draw:text-box>
            <text:p text:style-name="P5"><text:span text:style-name="T2">x</text:span></text:p>
          </draw:text-box>
        </draw:frame>
        <draw:frame draw:style-name="gr5" draw:text-style-name="P6" draw:layer="layout" svg:width="1.6cm" svg:height="1.256cm" svg:x="11.8cm" svg:y="6.744cm">
          <draw:text-box>
            <text:p text:style-name="P5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7T13:54:19.668389726</dc:date>
    <meta:editing-duration>PT18M45S</meta:editing-duration>
    <meta:editing-cycles>18</meta:editing-cycles>
    <meta:generator>LibreOffice/6.4.5.2$Linux_X86_64 LibreOffice_project/40$Build-2</meta:generator>
    <meta:document-statistic meta:object-count="9"/>
  </office:meta>
</office:document-meta>
</file>